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2320" officeooo:paragraph-rsid="000d2320" style:text-blinking="false" fo:background-color="transparent" style:font-weight-asian="normal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27cm" fo:margin-right="0cm" fo:text-indent="0cm" style:auto-text-indent="false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cd2db" officeooo:paragraph-rsid="000cd2db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d2320" officeooo:paragraph-rsid="000d93d8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rsid="000cd2db" officeooo:paragraph-rsid="000cd2db" style:text-blinking="false" fo:background-color="transparent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size="14pt" style:font-size-asian="14pt" style:font-size-complex="14pt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5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d2320" officeooo:paragraph-rsid="000d2320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d2320" officeooo:paragraph-rsid="0011487c" style:text-blinking="false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d93d8" officeooo:paragraph-rsid="000f7b49" style:text-blinking="false" fo:background-color="transparent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d93d8" officeooo:paragraph-rsid="0011487c" style:text-blinking="false" fo:background-color="transparent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f7b49" officeooo:paragraph-rsid="000f7b49" style:text-blinking="false" fo:background-color="transparent" style:font-size-asian="14pt" style:font-weight-asian="normal" style:font-size-complex="14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font-size="14pt" fo:font-weight="normal" style:font-size-asian="14pt" style:font-size-complex="14pt"/>
    </style:style>
    <style:style style:name="T1" style:family="text">
      <style:text-properties officeooo:rsid="000cd2db"/>
    </style:style>
    <style:style style:name="T2" style:family="text">
      <style:text-properties officeooo:rsid="000d2320"/>
    </style:style>
    <style:style style:name="T3" style:family="text">
      <style:text-properties officeooo:rsid="000d4d0d"/>
    </style:style>
    <style:style style:name="T4" style:family="text">
      <style:text-properties officeooo:rsid="000d93d8"/>
    </style:style>
    <style:style style:name="T5" style:family="text">
      <style:text-properties officeooo:rsid="000f7b4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7b49" style:font-weight-asian="bold" style:font-weight-complex="bold"/>
    </style:style>
    <style:style style:name="T8" style:family="text">
      <style:text-properties fo:font-weight="bold" officeooo:rsid="0011487c" style:font-weight-asian="bold" style:font-weight-complex="bold"/>
    </style:style>
    <style:style style:name="T9" style:family="text">
      <style:text-properties fo:font-weight="bold" officeooo:rsid="000d93d8" style:font-weight-asian="bold" style:font-weight-complex="bold"/>
    </style:style>
    <style:style style:name="T10" style:family="text">
      <style:text-properties officeooo:rsid="0011487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Сервис по пользованию книгами из домашних библиотек</text:p>
      <text:p text:style-name="P14"/>
      <text:p text:style-name="P8">Цель</text:p>
      <text:p text:style-name="P14"/>
      <text:p text:style-name="P9">Назначение сервиса – это предоставление книг пользователям из домашних библиотек пользователей владельцев книг. </text:p>
      <text:p text:style-name="P14"/>
      <text:p text:style-name="P14"/>
      <text:p text:style-name="P8">Система авторизации <text:span text:style-name="T2">и аутентификации </text:span><text:span text:style-name="T10">(login, registration, password_reset)</text:span></text:p>
      <text:p text:style-name="P13"/>
      <text:p text:style-name="P10"><text:span text:style-name="T1">С</text:span>истема <text:span text:style-name="T1">авторизации </text:span>включае<text:span text:style-name="T1">т стандартные операции при регистрации пользователей. </text:span></text:p>
      <text:p text:style-name="P9">Пользователю даётся право как на загрузку книг из своей домашней библиотеки, так и на просмотр книг других пользователей. </text:p>
      <text:p text:style-name="P9">Авторизация представлена следующим образом: <text:span text:style-name="T2">пользователь при регистрации обязан ввести имя пользователя, электронную почту, пароль и повтор пароля (в проекте используется встроенная система аутентификации и авторизации в Django) </text:span></text:p>
      <text:p text:style-name="P11">Аутентификация представлена вводом пароля и e-mail, при вводе которого произойдёт проверка данных и если они верные, то пользователя перенаправит на основную страницу сайта со всеми книгами. <text:span text:style-name="T4">Присутствует также возможность смены пароля пользователем по e-mail. </text:span><text:s text:c="2"/></text:p>
      <text:p text:style-name="P33"><text:line-break/></text:p>
      <text:p text:style-name="P26"><text:tab/><text:span text:style-name="T2">Основная страница (main) и её функции</text:span></text:p>
      <text:p text:style-name="P26"/>
      <text:p text:style-name="P27"><text:tab/>Основная страница представляет собой список книг пользователей, доступных для заказа на прочтение. <text:span text:style-name="T5">Отображается по 6 книг на странице, присутствует пагинация для удобства отображения информации. </text:span>На основной странице также расположен поиск, для <text:soft-page-break/>нахождения нужной книги. <text:span text:style-name="T3">В правом верхнем углу представлена информация о зарегистрированном пользователе (его имя), а также при наведении на имя появляется всплывающее окно с кнопками “Добавить книгу” и “Выйти”(logout). </text:span></text:p>
      <text:p text:style-name="P27"/>
      <text:p text:style-name="P27"/>
      <text:p text:style-name="P29"><text:tab/><text:span text:style-name="T7">Страница </text:span><text:span text:style-name="T6">“Добавить книгу” </text:span><text:span text:style-name="T8">(add_post)</text:span></text:p>
      <text:p text:style-name="P29"/>
      <text:p text:style-name="P29"><text:span text:style-name="T5"><text:tab/>П</text:span>ри нажатиии “<text:span text:style-name="T5">Добавить книгу” </text:span>происходит перенаправление на страницу для добавления книги, где присутствуют поля для ввода информации о книге и её владельце. <text:span text:style-name="T5">При добавлении книги идёт перенаправление на основную страницу. </text:span></text:p>
      <text:p text:style-name="P29"><text:tab/><text:span text:style-name="T5">Поля для ввода:</text:span></text:p>
      <text:p text:style-name="P31"><text:tab/>1. Название книги</text:p>
      <text:p text:style-name="P31"><text:tab/>2. Автор книги</text:p>
      <text:p text:style-name="P31"><text:tab/>3. Изображение обложки книги</text:p>
      <text:p text:style-name="P31"><text:tab/>4. Год издания</text:p>
      <text:p text:style-name="P31"><text:tab/>5. Описание</text:p>
      <text:p text:style-name="P31"><text:tab/>6. Рейтинг</text:p>
      <text:p text:style-name="P31"><text:tab/>7. Комментарии владельца</text:p>
      <text:p text:style-name="P31"><text:tab/>8. Имя владельца</text:p>
      <text:p text:style-name="P31"><text:tab/>9. Контактная информация (указание удобной для общения контактной информации)</text:p>
      <text:p text:style-name="P31"/>
      <text:p text:style-name="P31"/>
      <text:p text:style-name="P30"><text:tab/><text:span text:style-name="T6">“Выйти” </text:span><text:span text:style-name="T8">(logout)</text:span></text:p>
      <text:p text:style-name="P30"/>
      <text:p text:style-name="P30"><text:span text:style-name="T10"><text:tab/>Ф</text:span><text:span text:style-name="T5">ункция удалит из сессии и перенаправит на стартовую страницу, где нужно ввести своё имя и пароль для авторизации.</text:span></text:p>
      <text:p text:style-name="P30"/>
      <text:p text:style-name="P30"><text:tab/><text:span text:style-name="T8">Индивидуальная страница книги (post)</text:span></text:p>
      <text:p text:style-name="P30"/>
      <text:p text:style-name="P30"><text:soft-page-break/><text:tab/><text:span text:style-name="T5">Каждая книга кликабельна, при нажатии на фотографию книги произойдёт перенаправление на страницу с подробной информацией о книге </text:span><text:span text:style-name="T10">(название книги, автор книги, её изображение, год издания, описание, рейтинг, комментарии владельца, имя владельца, его контактная информация) </text:span><text:span text:style-name="T5"><text:s/></text:span><text:tab/></text:p>
      <text:p text:style-name="P27"/>
      <text:p text:style-name="P27"/>
      <text:p text:style-name="P28"><text:tab/><text:span text:style-name="T9">“Выйти” </text:span><text:span text:style-name="T8">(logout)</text:span></text:p>
      <text:p text:style-name="P30"/>
      <text:p text:style-name="P30"><text:span text:style-name="T10"><text:tab/>Ф</text:span><text:span text:style-name="T5">ункция удалит из сессии и перенаправит на стартовую страницу, где нужно ввести своё имя и пароль для авторизации.</text:span></text:p>
      <text:p text:style-name="P3"/>
      <text:p text:style-name="Text_20_body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7:38:04.763620950</meta:creation-date>
    <dc:date>2022-04-26T15:24:30.183289815</dc:date>
    <meta:editing-duration>PT2M40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3" meta:paragraph-count="29" meta:word-count="327" meta:character-count="2511" meta:non-whitespace-character-count="2178"/>
  </office:meta>
</office:document-meta>
</file>